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98DB57C406.jpg" manifest:media-type="image/jpeg"/>
  <manifest:file-entry manifest:full-path="Pictures/10000000000005100000039AE0F2936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423cm" fo:min-width="2.54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423cm" fo:min-width="2.54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2.134cm" fo:min-width="4.62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423cm" fo:min-width="5.36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423cm" fo:min-width="4.90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423cm" fo:min-width="3.354cm" loext:decorative="false"/>
      <style:paragraph-properties style:writing-mode="lr-tb"/>
    </style:style>
    <style:style style:name="gr9" style:family="graphic" style:parent-style-name="standard">
      <style:graphic-properties draw:fill="solid" draw:fill-color="#999999" draw:textarea-horizontal-align="center" draw:textarea-vertical-align="middle" draw:auto-grow-height="false" fo:min-height="0.226cm" fo:min-width="7.83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423cm" fo:min-width="6.85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656cm" fo:min-width="19.2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6" style:family="paragraph">
      <loext:graphic-properties draw:fill="solid" draw:fill-color="#999999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Liberation Sans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5.306cm" svg:height="16.968cm" svg:x="0.082cm" svg:y="0.91cm">
            <draw:image xlink:href="Pictures/100000000000012C00000198DB57C406.jpg" xlink:type="simple" xlink:show="embed" xlink:actuate="onLoad" draw:mime-type="image/jpeg">
              <text:p/>
            </draw:image>
          </draw:frame>
          <draw:frame draw:style-name="gr2" draw:text-style-name="P1" draw:layer="layout" svg:width="27.535cm" svg:height="19.589cm" svg:x="20.319cm" svg:y="1.426cm">
            <draw:image xlink:href="Pictures/10000000000005100000039AE0F2936C.jpg" xlink:type="simple" xlink:show="embed" xlink:actuate="onLoad" draw:mime-type="image/jpeg">
              <text:p/>
            </draw:image>
          </draw:frame>
          <draw:frame draw:style-name="gr3" draw:text-style-name="P3" draw:layer="layout" svg:width="3.043cm" svg:height="1.673cm" svg:x="23.944cm" svg:y="15.915cm">
            <draw:text-box>
              <text:p text:style-name="P2"><text:span text:style-name="T1">Problem</text:span></text:p>
              <text:p text:style-name="P2"><text:span text:style-name="T1">Context</text:span></text:p>
            </draw:text-box>
          </draw:frame>
          <draw:frame draw:style-name="gr4" draw:text-style-name="P3" draw:layer="layout" svg:width="3.041cm" svg:height="1.673cm" svg:x="32.984cm" svg:y="15.715cm">
            <draw:text-box>
              <text:p text:style-name="P2"><text:span text:style-name="T1">Solution</text:span></text:p>
              <text:p text:style-name="P2"><text:span text:style-name="T1">Context</text:span></text:p>
            </draw:text-box>
          </draw:frame>
          <draw:frame draw:style-name="gr5" draw:text-style-name="P5" draw:layer="layout" svg:width="5.124cm" svg:height="2.384cm" svg:x="15.662cm" svg:y="3.052cm">
            <draw:text-box>
              <text:p text:style-name="P4"><text:span text:style-name="T1">Organizational:</text:span></text:p>
              <text:p text:style-name="P4"><text:span text:style-name="T1">Governance</text:span></text:p>
              <text:p text:style-name="P4"><text:span text:style-name="T1">Structures</text:span></text:p>
            </draw:text-box>
          </draw:frame>
          <draw:frame draw:style-name="gr6" draw:text-style-name="P5" draw:layer="layout" svg:width="5.866cm" svg:height="1.673cm" svg:x="14.922cm" svg:y="7.891cm">
            <draw:text-box>
              <text:p text:style-name="P4"><text:span text:style-name="T1">Mission</text:span></text:p>
              <text:p text:style-name="P4"><text:span text:style-name="T1">Processes</text:span></text:p>
            </draw:text-box>
          </draw:frame>
          <draw:frame draw:style-name="gr7" draw:text-style-name="P3" draw:layer="layout" svg:width="5.407cm" svg:height="1.673cm" svg:x="40.303cm" svg:y="15.715cm">
            <draw:text-box>
              <text:p text:style-name="P2"><text:span text:style-name="T1">Trustworthiness</text:span></text:p>
              <text:p text:style-name="P2"><text:span text:style-name="T1">Context</text:span></text:p>
            </draw:text-box>
          </draw:frame>
          <draw:frame draw:style-name="gr8" draw:text-style-name="P5" draw:layer="layout" svg:width="3.854cm" svg:height="1.673cm" svg:x="16.934cm" svg:y="12.492cm">
            <draw:text-box>
              <text:p text:style-name="P4"><text:span text:style-name="T1">Systems &amp;</text:span></text:p>
              <text:p text:style-name="P4"><text:span text:style-name="T1">Operations</text:span></text:p>
            </draw:text-box>
          </draw:frame>
          <draw:custom-shape draw:style-name="gr9" draw:text-style-name="P6" draw:layer="layout" svg:width="9.525cm" svg:height="0.952cm" svg:x="11.34cm" svg:y="15.11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10" draw:text-style-name="P3" draw:layer="layout" svg:width="7.359cm" svg:height="1.673cm" svg:x="11.373cm" svg:y="16.022cm">
            <draw:text-box>
              <text:p text:style-name="P2"><text:span text:style-name="T1">Subject Matter</text:span></text:p>
              <text:p text:style-name="P2"><text:span text:style-name="T1">Classification Using AI</text:span></text:p>
            </draw:text-box>
          </draw:frame>
          <draw:frame draw:style-name="gr11" draw:text-style-name="P7" draw:layer="layout" svg:width="19.712cm" svg:height="1.906cm" svg:x="23.995cm" svg:y="0.1cm">
            <draw:text-box>
              <text:p text:style-name="P2"><text:span text:style-name="T2">RESULTS</text:span></text:p>
              <text:p text:style-name="P2"><text:span text:style-name="T3">Distribution of Trustworthy, Reliable, or Secure AI Papers</text:span></text:p>
            </draw:text-box>
          </draw:frame>
          <draw:frame draw:style-name="gr12" draw:text-style-name="P8" draw:layer="layout" svg:width="4.29cm" svg:height="1.119cm" svg:x="5.488cm" svg:y="0.19cm">
            <draw:text-box>
              <text:p><text:span text:style-name="T2">PROCES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7.777cm" fo:page-height="20.9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16T18:20:41.800015900</meta:creation-date>
    <dc:date>2025-12-21T16:24:16.095738700</dc:date>
    <meta:editing-duration>PT41M17S</meta:editing-duration>
    <meta:editing-cycles>7</meta:editing-cycles>
    <meta:generator>LibreOffice/25.2.7.2$Windows_X86_64 LibreOffice_project/5cbfd1ab6520636bb5f7b99185aa69bd7456825d</meta:generator>
    <meta:document-statistic meta:object-count="13"/>
  </office:meta>
</office:document-meta>
</file>